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2.7cm"/>
    </style:style>
    <style:style style:name="co5" style:family="table-column">
      <style:table-column-properties fo:break-before="auto" style:column-width="5.027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3.63cm"/>
    </style:style>
    <style:style style:name="co8" style:family="table-column">
      <style:table-column-properties fo:break-before="auto" style:column-width="3.658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4.339cm"/>
    </style:style>
    <style:style style:name="co11" style:family="table-column">
      <style:table-column-properties fo:break-before="auto" style:column-width="18.606cm"/>
    </style:style>
    <style:style style:name="co12" style:family="table-column">
      <style:table-column-properties fo:break-before="auto" style:column-width="13.074cm"/>
    </style:style>
    <style:style style:name="co13" style:family="table-column">
      <style:table-column-properties fo:break-before="auto" style:column-width="3.46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254cm" fo:break-before="auto" style:use-optimal-row-height="false"/>
    </style:style>
    <style:style style:name="ro2" style:family="table-row">
      <style:table-row-properties style:row-height="7.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eport-Are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12" table:default-cell-style-name="ce5"/>
        <table:table-column table:style-name="co13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equivalent_candidate</text:p>
          </table:table-cell>
          <table:table-cell table:style-name="ce1" office:value-type="string" calcext:value-type="string">
            <text:p>total_survived_suites</text:p>
          </table:table-cell>
          <table:table-cell table:style-name="ce1" office:value-type="string" calcext:value-type="string">
            <text:p>total_killed_suites</text:p>
          </table:table-cell>
          <table:table-cell table:style-name="ce1" office:value-type="string" calcext:value-type="string">
            <text:p>total_no_coverage_suites</text:p>
          </table:table-cell>
          <table:table-cell table:style-name="ce3" office:value-type="string" calcext:value-type="string">
            <text:p>killed_by_suites</text:p>
          </table:table-cell>
          <table:table-cell table:style-name="ce3" office:value-type="string" calcext:value-type="string">
            <text:p>survived_in_suites</text:p>
          </table:table-cell>
          <table:table-cell table:style-name="ce1" office:value-type="string" calcext:value-type="string">
            <text:p>no_coverage_suites</text:p>
          </table:table-cell>
        </table:table-row>
        <table:table-row table:style-name="ro2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M001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ConditionalsBoundaryMutator</text:p>
          </table:table-cell>
          <table:table-cell table:style-name="ce2" office:value-type="string" calcext:value-type="string">
            <text:p>surfaceAreaCone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AreaGrok_COC2Test, AreaGrok_COC3Test, AreaGrok_COC4Test, AreaGrok_FS1Test, AreaGrok_FS2Test, AreaGrok_FS3Test, AreaGrok_FS4Test, AreaGrok_FS5Test, AreaGrok_OS1Test, AreaGrok_OS2Test, AreaGrok_OS3Test, AreaGrok_OS4Test, AreaGrok_OS5Test, AreaGrok_POT1Test, AreaGrok_POT2Test, AreaGrok_POT3Test, AreaGrok_POT4Test, AreaGrok_POT5Test, AreaGrok_ZS1Test, AreaGrok_ZS2Test, AreaGrok_ZS3Test, AreaGrok_ZS4Test, AreaLlama_COC1Test, AreaLlama_COC3Test, AreaLlama_COC4Test, AreaLlama_COC5Test, AreaLlama_FS1Test, AreaLlama_FS2Test, AreaLlama_FS3Test, AreaLlama_FS4Test, AreaLlama_FS5Test, AreaLlama_OS1Test, AreaLlama_OS3Test, AreaLlama_OS4Test, AreaLlama_OS5Test, AreaLlama_POT1Test, AreaLlama_POT2Test, AreaLlama_POT3Test, AreaLlama_POT4Test, AreaLlama_POT5Test, AreaLlama_ZS1Test, AreaLlama_ZS2Test, AreaLlama_ZS3Test, AreaLlama_ZS4Test, AreaLlama_ZS5Test, AreaQwen_COC1Test, AreaQwen_COC2Test, AreaQwen_COC3Test, AreaQwen_COC4Test, AreaQwen_COC5Test, AreaQwen_FS1Test, AreaQwen_FS2Test, AreaQwen_FS3Test, AreaQwen_FS4Test, AreaQwen_FS5Test, AreaQwen_OS1Test, AreaQwen_OS2Test, AreaQwen_OS3Test, AreaQwen_OS4Test, AreaQwen_OS5Test, AreaQwen_POT1Test, AreaQwen_POT2Test, AreaQwen_POT3Test, AreaQwen_POT4Test, AreaQwen_POT5Test, AreaQwen_ZS1Test, AreaQwen_ZS2Test, AreaQwen_ZS3Test, AreaQwen_ZS4Test, AreaQwen_ZS5Test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M002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ConditionalsBoundaryMutator</text:p>
          </table:table-cell>
          <table:table-cell table:style-name="ce2" office:value-type="string" calcext:value-type="string">
            <text:p>surfaceAreaCone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AreaGrok_COC2Test, AreaGrok_COC3Test, AreaGrok_COC4Test, AreaGrok_FS1Test, AreaGrok_FS2Test, AreaGrok_FS3Test, AreaGrok_FS4Test, AreaGrok_FS5Test, AreaGrok_OS1Test, AreaGrok_OS2Test, AreaGrok_OS3Test, AreaGrok_OS4Test, AreaGrok_OS5Test, AreaGrok_POT1Test, AreaGrok_POT2Test, AreaGrok_POT3Test, AreaGrok_POT4Test, AreaGrok_POT5Test, AreaGrok_ZS1Test, AreaGrok_ZS2Test, AreaGrok_ZS3Test, AreaGrok_ZS4Test, AreaLlama_COC1Test, AreaLlama_COC3Test, AreaLlama_COC4Test, AreaLlama_COC5Test, AreaLlama_FS1Test, AreaLlama_FS2Test, AreaLlama_FS3Test, AreaLlama_FS4Test, AreaLlama_FS5Test, AreaLlama_OS1Test, AreaLlama_OS3Test, AreaLlama_OS4Test, AreaLlama_OS5Test, AreaLlama_POT1Test, AreaLlama_POT2Test, AreaLlama_POT3Test, AreaLlama_POT4Test, AreaLlama_POT5Test, AreaLlama_ZS1Test, AreaLlama_ZS2Test, AreaLlama_ZS3Test, AreaLlama_ZS4Test, AreaLlama_ZS5Test, AreaQwen_COC1Test, AreaQwen_COC2Test, AreaQwen_COC3Test, AreaQwen_COC4Test, AreaQwen_COC5Test, AreaQwen_FS1Test, AreaQwen_FS2Test, AreaQwen_FS3Test, AreaQwen_FS4Test, AreaQwen_FS5Test, AreaQwen_OS1Test, AreaQwen_OS2Test, AreaQwen_OS3Test, AreaQwen_OS4Test, AreaQwen_OS5Test, AreaQwen_POT1Test, AreaQwen_POT2Test, AreaQwen_POT3Test, AreaQwen_POT4Test, AreaQwen_POT5Test, AreaQwen_ZS1Test, AreaQwen_ZS2Test, AreaQwen_ZS3Test, AreaQwen_ZS4Test, AreaQwen_ZS5Test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M003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surfaceAreaCone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AreaGrok_COC2Test, AreaGrok_COC3Test, AreaGrok_COC4Test, AreaGrok_FS1Test, AreaGrok_FS2Test, AreaGrok_FS3Test, AreaGrok_FS4Test, AreaGrok_FS5Test, AreaGrok_OS1Test, AreaGrok_OS2Test, AreaGrok_OS3Test, AreaGrok_OS4Test, AreaGrok_OS5Test, AreaGrok_POT1Test, AreaGrok_POT2Test, AreaGrok_POT3Test, AreaGrok_POT4Test, AreaGrok_POT5Test, AreaGrok_ZS1Test, AreaGrok_ZS2Test, AreaGrok_ZS3Test, AreaGrok_ZS4Test, AreaLlama_COC1Test, AreaLlama_COC3Test, AreaLlama_COC4Test, AreaLlama_COC5Test, AreaLlama_FS1Test, AreaLlama_FS2Test, AreaLlama_FS3Test, AreaLlama_FS4Test, AreaLlama_FS5Test, AreaLlama_OS1Test, AreaLlama_OS3Test, AreaLlama_OS4Test, AreaLlama_OS5Test, AreaLlama_POT1Test, AreaLlama_POT2Test, AreaLlama_POT3Test, AreaLlama_POT4Test, AreaLlama_POT5Test, AreaLlama_ZS1Test, AreaLlama_ZS2Test, AreaLlama_ZS3Test, AreaLlama_ZS4Test, AreaLlama_ZS5Test, AreaQwen_COC1Test, AreaQwen_COC2Test, AreaQwen_COC3Test, AreaQwen_COC4Test, AreaQwen_COC5Test, AreaQwen_FS1Test, AreaQwen_FS2Test, AreaQwen_FS3Test, AreaQwen_FS4Test, AreaQwen_FS5Test, AreaQwen_OS1Test, AreaQwen_OS2Test, AreaQwen_OS3Test, AreaQwen_OS4Test, AreaQwen_OS5Test, AreaQwen_POT1Test, AreaQwen_POT2Test, AreaQwen_POT3Test, AreaQwen_POT4Test, AreaQwen_POT5Test, AreaQwen_ZS1Test, AreaQwen_ZS2Test, AreaQwen_ZS3Test, AreaQwen_ZS4Test, AreaQwen_ZS5Test</text:p>
          </table:table-cell>
          <table:table-cell table:style-name="ce4" office:value-type="string" calcext:value-type="string">
            <text:p>AreaGrok_POT2Test, AreaGrok_POT4Test, AreaGrok_POT5Test, AreaLlama_POT1Test, AreaLlama_POT2Test, AreaLlama_POT3Test, AreaLlama_POT4Test, AreaLlama_POT5Test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M004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surfaceAreaCone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AreaGrok_COC2Test, AreaGrok_COC3Test, AreaGrok_COC4Test, AreaGrok_FS1Test, AreaGrok_FS2Test, AreaGrok_FS3Test, AreaGrok_FS4Test, AreaGrok_FS5Test, AreaGrok_OS1Test, AreaGrok_OS2Test, AreaGrok_OS3Test, AreaGrok_OS4Test, AreaGrok_OS5Test, AreaGrok_POT1Test, AreaGrok_POT2Test, AreaGrok_POT3Test, AreaGrok_POT4Test, AreaGrok_POT5Test, AreaGrok_ZS1Test, AreaGrok_ZS2Test, AreaGrok_ZS3Test, AreaGrok_ZS4Test, AreaLlama_COC1Test, AreaLlama_COC3Test, AreaLlama_COC4Test, AreaLlama_COC5Test, AreaLlama_FS1Test, AreaLlama_FS2Test, AreaLlama_FS3Test, AreaLlama_FS4Test, AreaLlama_FS5Test, AreaLlama_OS1Test, AreaLlama_OS3Test, AreaLlama_OS4Test, AreaLlama_OS5Test, AreaLlama_POT1Test, AreaLlama_POT2Test, AreaLlama_POT3Test, AreaLlama_POT4Test, AreaLlama_POT5Test, AreaLlama_ZS1Test, AreaLlama_ZS2Test, AreaLlama_ZS3Test, AreaLlama_ZS4Test, AreaLlama_ZS5Test, AreaQwen_COC1Test, AreaQwen_COC2Test, AreaQwen_COC3Test, AreaQwen_COC4Test, AreaQwen_COC5Test, AreaQwen_FS1Test, AreaQwen_FS2Test, AreaQwen_FS3Test, AreaQwen_FS4Test, AreaQwen_FS5Test, AreaQwen_OS1Test, AreaQwen_OS2Test, AreaQwen_OS3Test, AreaQwen_OS4Test, AreaQwen_OS5Test, AreaQwen_POT1Test, AreaQwen_POT2Test, AreaQwen_POT3Test, AreaQwen_POT4Test, AreaQwen_POT5Test, AreaQwen_ZS1Test, AreaQwen_ZS2Test, AreaQwen_ZS3Test, AreaQwen_ZS4Test, AreaQwen_ZS5Test</text:p>
          </table:table-cell>
          <table:table-cell table:style-name="ce4" office:value-type="string" calcext:value-type="string">
            <text:p>AreaGrok_POT2Test, AreaGrok_POT4Test, AreaGrok_POT5Test, AreaLlama_POT1Test, AreaLlama_POT2Test, AreaLlama_POT3Test, AreaLlama_POT4Test, AreaLlama_POT5Test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M005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surfaceAreaCone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AreaGrok_COC2Test, AreaGrok_COC3Test, AreaGrok_COC4Test, AreaGrok_FS1Test, AreaGrok_FS2Test, AreaGrok_FS3Test, AreaGrok_FS4Test, AreaGrok_FS5Test, AreaGrok_OS1Test, AreaGrok_OS2Test, AreaGrok_OS3Test, AreaGrok_OS4Test, AreaGrok_OS5Test, AreaGrok_POT1Test, AreaGrok_POT2Test, AreaGrok_POT3Test, AreaGrok_POT4Test, AreaGrok_POT5Test, AreaGrok_ZS1Test, AreaGrok_ZS2Test, AreaGrok_ZS3Test, AreaGrok_ZS4Test, AreaLlama_COC1Test, AreaLlama_COC3Test, AreaLlama_COC4Test, AreaLlama_COC5Test, AreaLlama_FS1Test, AreaLlama_FS2Test, AreaLlama_FS3Test, AreaLlama_FS4Test, AreaLlama_FS5Test, AreaLlama_OS1Test, AreaLlama_OS3Test, AreaLlama_OS4Test, AreaLlama_OS5Test, AreaLlama_POT1Test, AreaLlama_POT2Test, AreaLlama_POT3Test, AreaLlama_POT4Test, AreaLlama_POT5Test, AreaLlama_ZS1Test, AreaLlama_ZS2Test, AreaLlama_ZS3Test, AreaLlama_ZS4Test, AreaLlama_ZS5Test, AreaQwen_COC1Test, AreaQwen_COC2Test, AreaQwen_COC3Test, AreaQwen_COC4Test, AreaQwen_COC5Test, AreaQwen_FS1Test, AreaQwen_FS2Test, AreaQwen_FS3Test, AreaQwen_FS4Test, AreaQwen_FS5Test, AreaQwen_OS1Test, AreaQwen_OS2Test, AreaQwen_OS3Test, AreaQwen_OS4Test, AreaQwen_OS5Test, AreaQwen_POT1Test, AreaQwen_POT2Test, AreaQwen_POT3Test, AreaQwen_POT4Test, AreaQwen_POT5Test, AreaQwen_ZS1Test, AreaQwen_ZS2Test, AreaQwen_ZS3Test, AreaQwen_ZS4Test, AreaQwen_ZS5Test</text:p>
          </table:table-cell>
          <table:table-cell table:style-name="ce4" office:value-type="string" calcext:value-type="string">
            <text:p>AreaGrok_POT2Test, AreaGrok_POT4Test, AreaGrok_POT5Test, AreaLlama_POT1Test, AreaLlama_POT2Test, AreaLlama_POT3Test, AreaLlama_POT4Test, AreaLlama_POT5Test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M006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surfaceAreaCone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AreaGrok_COC2Test, AreaGrok_COC3Test, AreaGrok_COC4Test, AreaGrok_FS1Test, AreaGrok_FS2Test, AreaGrok_FS3Test, AreaGrok_FS4Test, AreaGrok_FS5Test, AreaGrok_OS1Test, AreaGrok_OS2Test, AreaGrok_OS3Test, AreaGrok_OS4Test, AreaGrok_OS5Test, AreaGrok_POT1Test, AreaGrok_POT2Test, AreaGrok_POT3Test, AreaGrok_POT4Test, AreaGrok_POT5Test, AreaGrok_ZS1Test, AreaGrok_ZS2Test, AreaGrok_ZS3Test, AreaGrok_ZS4Test, AreaLlama_COC1Test, AreaLlama_COC3Test, AreaLlama_COC4Test, AreaLlama_COC5Test, AreaLlama_FS1Test, AreaLlama_FS2Test, AreaLlama_FS3Test, AreaLlama_FS4Test, AreaLlama_FS5Test, AreaLlama_OS1Test, AreaLlama_OS3Test, AreaLlama_OS4Test, AreaLlama_OS5Test, AreaLlama_POT1Test, AreaLlama_POT2Test, AreaLlama_POT3Test, AreaLlama_POT4Test, AreaLlama_POT5Test, AreaLlama_ZS1Test, AreaLlama_ZS2Test, AreaLlama_ZS3Test, AreaLlama_ZS4Test, AreaLlama_ZS5Test, AreaQwen_COC1Test, AreaQwen_COC2Test, AreaQwen_COC3Test, AreaQwen_COC4Test, AreaQwen_COC5Test, AreaQwen_FS1Test, AreaQwen_FS2Test, AreaQwen_FS3Test, AreaQwen_FS4Test, AreaQwen_FS5Test, AreaQwen_OS1Test, AreaQwen_OS2Test, AreaQwen_OS3Test, AreaQwen_OS4Test, AreaQwen_OS5Test, AreaQwen_POT1Test, AreaQwen_POT2Test, AreaQwen_POT3Test, AreaQwen_POT4Test, AreaQwen_POT5Test, AreaQwen_ZS1Test, AreaQwen_ZS2Test, AreaQwen_ZS3Test, AreaQwen_ZS4Test, AreaQwen_ZS5Test</text:p>
          </table:table-cell>
          <table:table-cell table:style-name="ce4" office:value-type="string" calcext:value-type="string">
            <text:p>AreaGrok_POT2Test, AreaGrok_POT4Test, AreaGrok_POT5Test, AreaLlama_POT1Test, AreaLlama_POT2Test, AreaLlama_POT3Test, AreaLlama_POT4Test, AreaLlama_POT5Test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M007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surfaceAreaCone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AreaGrok_COC2Test, AreaGrok_COC3Test, AreaGrok_COC4Test, AreaGrok_FS1Test, AreaGrok_FS2Test, AreaGrok_FS3Test, AreaGrok_FS4Test, AreaGrok_FS5Test, AreaGrok_OS1Test, AreaGrok_OS2Test, AreaGrok_OS3Test, AreaGrok_OS4Test, AreaGrok_OS5Test, AreaGrok_POT1Test, AreaGrok_POT2Test, AreaGrok_POT3Test, AreaGrok_POT4Test, AreaGrok_POT5Test, AreaGrok_ZS1Test, AreaGrok_ZS2Test, AreaGrok_ZS3Test, AreaGrok_ZS4Test, AreaLlama_COC1Test, AreaLlama_COC3Test, AreaLlama_COC4Test, AreaLlama_COC5Test, AreaLlama_FS1Test, AreaLlama_FS2Test, AreaLlama_FS3Test, AreaLlama_FS4Test, AreaLlama_FS5Test, AreaLlama_OS1Test, AreaLlama_OS3Test, AreaLlama_OS4Test, AreaLlama_OS5Test, AreaLlama_POT1Test, AreaLlama_POT2Test, AreaLlama_POT3Test, AreaLlama_POT4Test, AreaLlama_POT5Test, AreaLlama_ZS1Test, AreaLlama_ZS2Test, AreaLlama_ZS3Test, AreaLlama_ZS4Test, AreaLlama_ZS5Test, AreaQwen_COC1Test, AreaQwen_COC2Test, AreaQwen_COC3Test, AreaQwen_COC4Test, AreaQwen_COC5Test, AreaQwen_FS1Test, AreaQwen_FS2Test, AreaQwen_FS3Test, AreaQwen_FS4Test, AreaQwen_FS5Test, AreaQwen_OS1Test, AreaQwen_OS2Test, AreaQwen_OS3Test, AreaQwen_OS4Test, AreaQwen_OS5Test, AreaQwen_POT1Test, AreaQwen_POT2Test, AreaQwen_POT3Test, AreaQwen_POT4Test, AreaQwen_POT5Test, AreaQwen_ZS1Test, AreaQwen_ZS2Test, AreaQwen_ZS3Test, AreaQwen_ZS4Test, AreaQwen_ZS5Test</text:p>
          </table:table-cell>
          <table:table-cell table:style-name="ce4" office:value-type="string" calcext:value-type="string">
            <text:p>AreaGrok_POT2Test, AreaGrok_POT4Test, AreaGrok_POT5Test, AreaLlama_POT1Test, AreaLlama_POT2Test, AreaLlama_POT3Test, AreaLlama_POT4Test, AreaLlama_POT5Test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M008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surfaceAreaCone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AreaGrok_COC2Test, AreaGrok_COC3Test, AreaGrok_COC4Test, AreaGrok_FS1Test, AreaGrok_FS2Test, AreaGrok_FS3Test, AreaGrok_FS4Test, AreaGrok_FS5Test, AreaGrok_OS1Test, AreaGrok_OS2Test, AreaGrok_OS3Test, AreaGrok_OS4Test, AreaGrok_OS5Test, AreaGrok_POT1Test, AreaGrok_POT2Test, AreaGrok_POT3Test, AreaGrok_POT4Test, AreaGrok_POT5Test, AreaGrok_ZS1Test, AreaGrok_ZS2Test, AreaGrok_ZS3Test, AreaGrok_ZS4Test, AreaLlama_COC1Test, AreaLlama_COC3Test, AreaLlama_COC4Test, AreaLlama_COC5Test, AreaLlama_FS1Test, AreaLlama_FS2Test, AreaLlama_FS3Test, AreaLlama_FS4Test, AreaLlama_FS5Test, AreaLlama_OS1Test, AreaLlama_OS3Test, AreaLlama_OS4Test, AreaLlama_OS5Test, AreaLlama_POT1Test, AreaLlama_POT2Test, AreaLlama_POT3Test, AreaLlama_POT4Test, AreaLlama_POT5Test, AreaLlama_ZS1Test, AreaLlama_ZS2Test, AreaLlama_ZS3Test, AreaLlama_ZS4Test, AreaLlama_ZS5Test, AreaQwen_COC1Test, AreaQwen_COC2Test, AreaQwen_COC3Test, AreaQwen_COC4Test, AreaQwen_COC5Test, AreaQwen_FS1Test, AreaQwen_FS2Test, AreaQwen_FS3Test, AreaQwen_FS4Test, AreaQwen_FS5Test, AreaQwen_OS1Test, AreaQwen_OS2Test, AreaQwen_OS3Test, AreaQwen_OS4Test, AreaQwen_OS5Test, AreaQwen_POT1Test, AreaQwen_POT2Test, AreaQwen_POT3Test, AreaQwen_POT4Test, AreaQwen_POT5Test, AreaQwen_ZS1Test, AreaQwen_ZS2Test, AreaQwen_ZS3Test, AreaQwen_ZS4Test, AreaQwen_ZS5Test</text:p>
          </table:table-cell>
          <table:table-cell table:style-name="ce4" office:value-type="string" calcext:value-type="string">
            <text:p>AreaGrok_POT2Test, AreaGrok_POT4Test, AreaGrok_POT5Test, AreaLlama_POT1Test, AreaLlama_POT2Test, AreaLlama_POT3Test, AreaLlama_POT4Test, AreaLlama_POT5Test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M009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surfaceAreaCone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AreaGrok_COC2Test, AreaGrok_COC3Test, AreaGrok_COC4Test, AreaGrok_FS1Test, AreaGrok_FS2Test, AreaGrok_FS3Test, AreaGrok_FS4Test, AreaGrok_FS5Test, AreaGrok_OS1Test, AreaGrok_OS2Test, AreaGrok_OS3Test, AreaGrok_OS4Test, AreaGrok_OS5Test, AreaGrok_POT1Test, AreaGrok_POT2Test, AreaGrok_POT3Test, AreaGrok_POT4Test, AreaGrok_POT5Test, AreaGrok_ZS1Test, AreaGrok_ZS2Test, AreaGrok_ZS3Test, AreaGrok_ZS4Test, AreaLlama_COC1Test, AreaLlama_COC3Test, AreaLlama_COC4Test, AreaLlama_COC5Test, AreaLlama_FS1Test, AreaLlama_FS2Test, AreaLlama_FS3Test, AreaLlama_FS4Test, AreaLlama_FS5Test, AreaLlama_OS1Test, AreaLlama_OS3Test, AreaLlama_OS4Test, AreaLlama_OS5Test, AreaLlama_POT1Test, AreaLlama_POT2Test, AreaLlama_POT3Test, AreaLlama_POT4Test, AreaLlama_POT5Test, AreaLlama_ZS1Test, AreaLlama_ZS2Test, AreaLlama_ZS3Test, AreaLlama_ZS4Test, AreaLlama_ZS5Test, AreaQwen_COC1Test, AreaQwen_COC2Test, AreaQwen_COC3Test, AreaQwen_COC4Test, AreaQwen_COC5Test, AreaQwen_FS1Test, AreaQwen_FS2Test, AreaQwen_FS3Test, AreaQwen_FS4Test, AreaQwen_FS5Test, AreaQwen_OS1Test, AreaQwen_OS2Test, AreaQwen_OS3Test, AreaQwen_OS4Test, AreaQwen_OS5Test, AreaQwen_POT1Test, AreaQwen_POT2Test, AreaQwen_POT3Test, AreaQwen_POT4Test, AreaQwen_POT5Test, AreaQwen_ZS1Test, AreaQwen_ZS2Test, AreaQwen_ZS3Test, AreaQwen_ZS4Test, AreaQwen_ZS5Test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M010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surfaceAreaCone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AreaGrok_COC2Test, AreaGrok_COC3Test, AreaGrok_COC4Test, AreaGrok_FS1Test, AreaGrok_FS2Test, AreaGrok_FS3Test, AreaGrok_FS4Test, AreaGrok_FS5Test, AreaGrok_OS1Test, AreaGrok_OS2Test, AreaGrok_OS3Test, AreaGrok_OS4Test, AreaGrok_OS5Test, AreaGrok_POT1Test, AreaGrok_POT2Test, AreaGrok_POT3Test, AreaGrok_POT4Test, AreaGrok_POT5Test, AreaGrok_ZS1Test, AreaGrok_ZS2Test, AreaGrok_ZS3Test, AreaGrok_ZS4Test, AreaLlama_COC1Test, AreaLlama_COC3Test, AreaLlama_COC4Test, AreaLlama_COC5Test, AreaLlama_FS1Test, AreaLlama_FS2Test, AreaLlama_FS3Test, AreaLlama_FS4Test, AreaLlama_FS5Test, AreaLlama_OS1Test, AreaLlama_OS3Test, AreaLlama_OS4Test, AreaLlama_OS5Test, AreaLlama_POT1Test, AreaLlama_POT2Test, AreaLlama_POT3Test, AreaLlama_POT4Test, AreaLlama_POT5Test, AreaLlama_ZS1Test, AreaLlama_ZS2Test, AreaLlama_ZS3Test, AreaLlama_ZS4Test, AreaLlama_ZS5Test, AreaQwen_COC1Test, AreaQwen_COC2Test, AreaQwen_COC3Test, AreaQwen_COC4Test, AreaQwen_COC5Test, AreaQwen_FS1Test, AreaQwen_FS2Test, AreaQwen_FS3Test, AreaQwen_FS4Test, AreaQwen_FS5Test, AreaQwen_OS1Test, AreaQwen_OS2Test, AreaQwen_OS3Test, AreaQwen_OS4Test, AreaQwen_OS5Test, AreaQwen_POT1Test, AreaQwen_POT2Test, AreaQwen_POT3Test, AreaQwen_POT4Test, AreaQwen_POT5Test, AreaQwen_ZS1Test, AreaQwen_ZS2Test, AreaQwen_ZS3Test, AreaQwen_ZS4Test, AreaQwen_ZS5Test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M011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returns.PrimitiveReturnsMutator</text:p>
          </table:table-cell>
          <table:table-cell table:style-name="ce2" office:value-type="string" calcext:value-type="string">
            <text:p>surfaceAreaCone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AreaGrok_COC2Test, AreaGrok_COC3Test, AreaGrok_COC4Test, AreaGrok_FS1Test, AreaGrok_FS2Test, AreaGrok_FS3Test, AreaGrok_FS4Test, AreaGrok_FS5Test, AreaGrok_OS1Test, AreaGrok_OS2Test, AreaGrok_OS3Test, AreaGrok_OS4Test, AreaGrok_OS5Test, AreaGrok_POT1Test, AreaGrok_POT2Test, AreaGrok_POT3Test, AreaGrok_POT4Test, AreaGrok_POT5Test, AreaGrok_ZS1Test, AreaGrok_ZS2Test, AreaGrok_ZS3Test, AreaGrok_ZS4Test, AreaLlama_COC1Test, AreaLlama_COC3Test, AreaLlama_COC4Test, AreaLlama_COC5Test, AreaLlama_FS1Test, AreaLlama_FS2Test, AreaLlama_FS3Test, AreaLlama_FS4Test, AreaLlama_FS5Test, AreaLlama_OS1Test, AreaLlama_OS3Test, AreaLlama_OS4Test, AreaLlama_OS5Test, AreaLlama_POT1Test, AreaLlama_POT2Test, AreaLlama_POT3Test, AreaLlama_POT4Test, AreaLlama_POT5Test, AreaLlama_ZS1Test, AreaLlama_ZS2Test, AreaLlama_ZS3Test, AreaLlama_ZS4Test, AreaLlama_ZS5Test, AreaQwen_COC1Test, AreaQwen_COC2Test, AreaQwen_COC3Test, AreaQwen_COC4Test, AreaQwen_COC5Test, AreaQwen_FS1Test, AreaQwen_FS2Test, AreaQwen_FS3Test, AreaQwen_FS4Test, AreaQwen_FS5Test, AreaQwen_OS1Test, AreaQwen_OS2Test, AreaQwen_OS3Test, AreaQwen_OS4Test, AreaQwen_OS5Test, AreaQwen_POT1Test, AreaQwen_POT2Test, AreaQwen_POT3Test, AreaQwen_POT4Test, AreaQwen_POT5Test, AreaQwen_ZS1Test, AreaQwen_ZS2Test, AreaQwen_ZS3Test, AreaQwen_ZS4Test, AreaQwen_ZS5Test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3" table:number-rows-repeated="1048563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2T23:30:02.367537472</dc:date>
    <meta:editing-duration>PT6M53S</meta:editing-duration>
    <meta:editing-cycles>1</meta:editing-cycles>
    <meta:document-statistic meta:table-count="1" meta:cell-count="156" meta:object-count="0"/>
    <meta:generator>LibreOffice/24.2.7.2$Linux_X86_64 LibreOffice_project/420$Build-2</meta:generator>
  </office:meta>
</office:document-meta>
</file>